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9764" calcext:value-type="float">
            <text:p>31.63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8196" calcext:value-type="float">
            <text:p>32.04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4322" calcext:value-type="float">
            <text:p>32.29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8676" calcext:value-type="float">
            <text:p>32.07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874" calcext:value-type="float">
            <text:p>31.82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198" calcext:value-type="float">
            <text:p>31.08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4216" calcext:value-type="float">
            <text:p>31.9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4756" calcext:value-type="float">
            <text:p>31.19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5368" calcext:value-type="float">
            <text:p>31.2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5544" calcext:value-type="float">
            <text:p>29.6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226" calcext:value-type="float">
            <text:p>29.51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2324" calcext:value-type="float">
            <text:p>29.26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8472" calcext:value-type="float">
            <text:p>29.9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5097072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8" meta:object-count="0"/>
    <meta:user-defined meta:name="AppVersion">3.0</meta:user-defined>
  </office:meta>
</office:document-meta>
</file>